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list-style-name="WWNum3">
      <style:paragraph-properties fo:margin-left="1.27cm" fo:text-indent="-0.635cm" style:auto-text-indent="false"/>
      <style:text-properties fo:font-weight="bold" officeooo:paragraph-rsid="0006da21" style:font-weight-asian="bold" style:font-weight-complex="bold"/>
    </style:style>
    <style:style style:name="P2" style:family="paragraph" style:parent-style-name="normal" style:list-style-name="WWNum3">
      <style:paragraph-properties fo:margin-left="2.54cm" fo:text-indent="-0.635cm" style:auto-text-indent="false"/>
      <style:text-properties fo:font-weight="bold" officeooo:paragraph-rsid="0006da21" style:font-weight-asian="bold" style:font-weight-complex="bold"/>
    </style:style>
    <style:style style:name="P3" style:family="paragraph" style:parent-style-name="normal">
      <style:paragraph-properties fo:margin-left="2.54cm" fo:text-indent="-0.635cm" style:auto-text-indent="false"/>
      <style:text-properties fo:font-weight="bold" officeooo:paragraph-rsid="0006da21" style:font-weight-asian="bold" style:font-weight-complex="bold"/>
    </style:style>
    <style:style style:name="P4" style:family="paragraph" style:parent-style-name="Standard">
      <style:text-properties officeooo:rsid="0006da21" officeooo:paragraph-rsid="0006da21"/>
    </style:style>
    <style:style style:name="P5" style:family="paragraph" style:parent-style-name="normal" style:list-style-name="WWNum3">
      <style:paragraph-properties fo:margin-left="1.27cm" fo:text-indent="-0.635cm" style:auto-text-indent="false"/>
      <style:text-properties fo:font-weight="bold" officeooo:paragraph-rsid="0008688e" style:font-weight-asian="bold" style:font-weight-complex="bold"/>
    </style:style>
    <style:style style:name="P6" style:family="paragraph" style:parent-style-name="normal" style:list-style-name="WWNum3">
      <style:paragraph-properties fo:margin-left="2.54cm" fo:text-indent="-0.635cm" style:auto-text-indent="false"/>
      <style:text-properties fo:font-weight="bold" officeooo:paragraph-rsid="0008688e" style:font-weight-asian="bold" style:font-weight-complex="bold"/>
    </style:style>
    <style:style style:name="P7" style:family="paragraph" style:parent-style-name="Standard">
      <style:text-properties officeooo:paragraph-rsid="0008688e"/>
    </style:style>
    <style:style style:name="P8" style:family="paragraph" style:parent-style-name="Standard">
      <style:text-properties officeooo:rsid="0009c4ad" officeooo:paragraph-rsid="0009c4ad"/>
    </style:style>
    <style:style style:name="P9" style:family="paragraph" style:parent-style-name="normal" style:list-style-name="WWNum3">
      <style:paragraph-properties fo:margin-left="1.27cm" fo:text-indent="-0.635cm" style:auto-text-indent="false"/>
      <style:text-properties fo:font-weight="bold" officeooo:paragraph-rsid="0009c4ad" style:font-weight-asian="bold" style:font-weight-complex="bold"/>
    </style:style>
    <style:style style:name="P10" style:family="paragraph" style:parent-style-name="normal" style:list-style-name="WWNum3">
      <style:paragraph-properties fo:margin-left="2.54cm" fo:text-indent="-0.635cm" style:auto-text-indent="false"/>
      <style:text-properties fo:font-weight="bold" officeooo:paragraph-rsid="0009c4ad" style:font-weight-asian="bold" style:font-weight-complex="bold"/>
    </style:style>
    <style:style style:name="P11" style:family="paragraph" style:parent-style-name="normal">
      <style:paragraph-properties fo:margin-left="2.54cm" fo:text-indent="0cm" style:auto-text-indent="false"/>
      <style:text-properties fo:font-weight="bold" officeooo:paragraph-rsid="0009c4ad" style:font-weight-asian="bold" style:font-weight-complex="bold"/>
    </style:style>
    <style:style style:name="P12" style:family="paragraph" style:parent-style-name="Heading_20_3">
      <style:paragraph-properties fo:margin-left="2.54cm" fo:text-indent="0cm" style:auto-text-indent="false"/>
      <style:text-properties fo:font-weight="bold" officeooo:paragraph-rsid="0009c4ad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normal" style:list-style-name="L6">
      <style:paragraph-properties fo:margin-left="1.27cm" fo:text-indent="-0.635cm" style:auto-text-indent="false"/>
      <style:text-properties fo:font-weight="bold" officeooo:paragraph-rsid="000a3b15" style:font-weight-asian="bold" style:font-weight-complex="bold"/>
    </style:style>
    <style:style style:name="P25" style:family="paragraph" style:parent-style-name="normal" style:list-style-name="L6">
      <style:paragraph-properties fo:margin-left="2.54cm" fo:text-indent="-0.635cm" style:auto-text-indent="false"/>
      <style:text-properties fo:font-weight="bold" officeooo:paragraph-rsid="000a3b15" style:font-weight-asian="bold" style:font-weight-complex="bold"/>
    </style:style>
    <style:style style:name="P26" style:family="paragraph" style:parent-style-name="normal">
      <style:paragraph-properties fo:margin-left="2.54cm" fo:text-indent="0cm" style:auto-text-indent="false"/>
      <style:text-properties fo:font-weight="normal" officeooo:paragraph-rsid="000a3b15" style:font-weight-asian="normal" style:font-weight-complex="normal"/>
    </style:style>
    <style:style style:name="P27" style:family="paragraph" style:parent-style-name="normal" style:list-style-name="WWNum3">
      <style:paragraph-properties fo:margin-left="1.27cm" fo:text-indent="-0.635cm" style:auto-text-indent="false"/>
      <style:text-properties fo:font-weight="bold" officeooo:paragraph-rsid="000c993b" style:font-weight-asian="bold" style:font-weight-complex="bold"/>
    </style:style>
    <style:style style:name="P28" style:family="paragraph" style:parent-style-name="normal" style:list-style-name="WWNum3">
      <style:paragraph-properties fo:margin-left="2.54cm" fo:text-indent="-0.635cm" style:auto-text-indent="false"/>
      <style:text-properties fo:font-weight="bold" officeooo:paragraph-rsid="000c993b" style:font-weight-asian="bold" style:font-weight-complex="bold"/>
    </style:style>
    <style:style style:name="P29" style:family="paragraph" style:parent-style-name="normal">
      <style:paragraph-properties fo:margin-left="2.54cm" fo:text-indent="-0.635cm" style:auto-text-indent="false"/>
      <style:text-properties fo:font-weight="bold" officeooo:paragraph-rsid="000c993b" style:font-weight-asian="bold" style:font-weight-complex="bold"/>
    </style:style>
    <style:style style:name="P30" style:family="paragraph" style:parent-style-name="normal">
      <style:paragraph-properties fo:margin-left="2.54cm" fo:text-indent="0cm" style:auto-text-indent="false"/>
      <style:text-properties fo:font-weight="normal" officeooo:paragraph-rsid="000c993b" style:font-weight-asian="normal" style:font-weight-complex="normal"/>
    </style:style>
    <style:style style:name="P31" style:family="paragraph" style:parent-style-name="Text_20_body">
      <style:paragraph-properties fo:margin-left="2.54cm" fo:text-indent="0cm" style:auto-text-indent="false"/>
      <style:text-properties fo:font-weight="normal" officeooo:paragraph-rsid="000c993b" style:font-weight-asian="normal" style:font-weight-complex="normal"/>
    </style:style>
    <style:style style:name="P32" style:family="paragraph" style:parent-style-name="Text_20_body" style:list-style-name="L7">
      <style:paragraph-properties fo:margin-top="0cm" fo:margin-bottom="0cm" style:contextual-spacing="false"/>
    </style:style>
    <style:style style:name="P33" style:family="paragraph" style:parent-style-name="Text_20_body" style:list-style-name="L8">
      <style:paragraph-properties fo:margin-top="0cm" fo:margin-bottom="0cm" style:contextual-spacing="false"/>
    </style:style>
    <style:style style:name="P34" style:family="paragraph" style:parent-style-name="Text_20_body" style:list-style-name="L9"/>
    <style:style style:name="P35" style:family="paragraph" style:parent-style-name="normal" style:list-style-name="L9">
      <style:paragraph-properties fo:margin-left="1.27cm" fo:text-indent="-0.635cm" style:auto-text-indent="false"/>
      <style:text-properties fo:font-weight="bold" officeooo:paragraph-rsid="000cd231" style:font-weight-asian="bold" style:font-weight-complex="bold"/>
    </style:style>
    <style:style style:name="P36" style:family="paragraph" style:parent-style-name="normal" style:list-style-name="L9">
      <style:paragraph-properties fo:margin-left="2.54cm" fo:text-indent="-0.635cm" style:auto-text-indent="false"/>
      <style:text-properties fo:font-weight="bold" officeooo:paragraph-rsid="000cd231" style:font-weight-asian="bold" style:font-weight-complex="bold"/>
    </style:style>
    <style:style style:name="P37" style:family="paragraph" style:parent-style-name="normal" style:list-style-name="WWNum3">
      <style:paragraph-properties fo:margin-left="1.27cm" fo:text-indent="-0.635cm" style:auto-text-indent="false"/>
      <style:text-properties fo:font-weight="bold" officeooo:paragraph-rsid="000cd231" style:font-weight-asian="bold" style:font-weight-complex="bold"/>
    </style:style>
    <style:style style:name="P38" style:family="paragraph" style:parent-style-name="normal" style:list-style-name="WWNum3">
      <style:paragraph-properties fo:margin-left="2.54cm" fo:text-indent="-0.635cm" style:auto-text-indent="false"/>
      <style:text-properties fo:font-weight="bold" officeooo:paragraph-rsid="000cd231" style:font-weight-asian="bold" style:font-weight-complex="bold"/>
    </style:style>
    <style:style style:name="P39" style:family="paragraph" style:parent-style-name="normal">
      <style:paragraph-properties fo:margin-left="2.54cm" fo:text-indent="-0.635cm" style:auto-text-indent="false"/>
      <style:text-properties fo:font-weight="bold" officeooo:paragraph-rsid="000cd231" style:font-weight-asian="bold" style:font-weight-complex="bold"/>
    </style:style>
    <style:style style:name="P40" style:family="paragraph" style:parent-style-name="normal">
      <style:paragraph-properties fo:margin-left="2.54cm" fo:text-align="start" style:justify-single-word="false" fo:text-indent="-0.635cm" style:auto-text-indent="false"/>
      <style:text-properties fo:font-weight="normal" officeooo:paragraph-rsid="000cd231" style:font-weight-asian="normal" style:font-weight-complex="normal"/>
    </style:style>
    <style:style style:name="P41" style:family="paragraph" style:parent-style-name="normal">
      <style:paragraph-properties fo:margin-left="2.54cm" fo:text-align="start" style:justify-single-word="false" fo:text-indent="-0.635cm" style:auto-text-indent="false"/>
      <style:text-properties fo:font-weight="normal" officeooo:rsid="000dec6a" officeooo:paragraph-rsid="000dec6a" style:font-weight-asian="normal" style:font-weight-complex="normal"/>
    </style:style>
    <style:style style:name="P42" style:family="paragraph" style:parent-style-name="Standard" style:list-style-name="WWNum3">
      <style:paragraph-properties fo:margin-left="1.27cm" fo:text-indent="-0.635cm" style:auto-text-indent="false"/>
      <style:text-properties fo:font-weight="bold" officeooo:paragraph-rsid="000dec6a" style:font-weight-asian="bold" style:font-weight-complex="bold"/>
    </style:style>
    <style:style style:name="P43" style:family="paragraph" style:parent-style-name="normal" style:list-style-name="WWNum3">
      <style:paragraph-properties fo:margin-left="2.54cm" fo:text-indent="-0.635cm" style:auto-text-indent="false"/>
      <style:text-properties fo:font-weight="bold" officeooo:paragraph-rsid="000dec6a" style:font-weight-asian="bold" style:font-weight-complex="bold"/>
    </style:style>
    <style:style style:name="P44" style:family="paragraph" style:parent-style-name="normal">
      <style:paragraph-properties fo:margin-left="2.54cm" fo:text-indent="-0.635cm" style:auto-text-indent="false"/>
      <style:text-properties fo:font-weight="bold" officeooo:paragraph-rsid="000dec6a" style:font-weight-asian="bold" style:font-weight-complex="bold"/>
    </style:style>
    <style:style style:name="P45" style:family="paragraph" style:parent-style-name="normal">
      <style:paragraph-properties fo:margin-left="2.54cm" fo:text-align="start" style:justify-single-word="false" fo:text-indent="-0.635cm" style:auto-text-indent="false"/>
      <style:text-properties fo:font-weight="normal" officeooo:rsid="000e46f3" officeooo:paragraph-rsid="000e46f3" style:font-weight-asian="normal" style:font-weight-complex="normal"/>
    </style:style>
    <style:style style:name="T1" style:family="text">
      <style:text-properties officeooo:rsid="0006da21"/>
    </style:style>
    <style:style style:name="T2" style:family="text">
      <style:text-properties officeooo:rsid="000e8c94"/>
    </style:style>
    <style:style style:name="T3" style:family="text">
      <style:text-properties officeooo:rsid="000cd231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3">
        <text:list-item>
          <text:p text:style-name="P1">bodové a intervalové odhady střední hodnoty a rozdílu středních hodnot</text:p>
          <text:list>
            <text:list-item>
              <text:p text:style-name="P2">spočítat</text:p>
            </text:list-item>
            <text:list-item>
              <text:p text:style-name="P2">vzorečky a vysvětlit je co tam je proč tam je</text:p>
            </text:list-item>
            <text:list-item>
              <text:p text:style-name="P2">najít ve vzorci pro odhad střední hodnoty variabilitu - vychází z binomického rozdělení</text:p>
            </text:list-item>
            <text:list-item>
              <text:p text:style-name="P2">rozdíl mezi bodovým a intervalovým odhadem</text:p>
            </text:list-item>
            <text:list-item>
              <text:p text:style-name="P2">jejich výhody a nevýhody</text:p>
            </text:list-item>
            <text:list-item>
              <text:p text:style-name="P2">kdy se používají</text:p>
            </text:list-item>
          </text:list>
        </text:list-item>
      </text:list>
      <text:p text:style-name="P3"/>
      <text:p text:style-name="P4">Mean(vyska)</text:p>
      <text:p text:style-name="P4">MeanDiff(porHmot ~ pohlavi)</text:p>
      <text:p text:style-name="Standard"/>
      <text:p text:style-name="Standard">MeanCI(vyska, conf.level = 0.99)</text:p>
      <text:p text:style-name="Standard">MeanDiffCI(porHmot ~ pohlavi)</text:p>
      <text:p text:style-name="Standard"/>
      <text:p text:style-name="Standard">mn &lt;- mean(mpg)<text:line-break/>sd &lt;- sd(mpg)<text:line-break/>n &lt;- length(mpg)<text:line-break/>alpha &lt;- 0.05<text:line-break/>q.t &lt;- qt(1-alpha/2,n-1) <text:span text:style-name="T1">kvantil pro t-rozdělení</text:span><text:line-break/><text:line-break/># Dolni mez<text:line-break/>mn - q.t*sd/sqrt(n)<text:line-break/># Horni mez<text:line-break/>mn + q.t*sd/sqrt(n)</text:p>
      <text:p text:style-name="Standard"/>
      <text:list text:continue-numbering="true" text:style-name="WWNum3">
        <text:list-item>
          <text:p text:style-name="P5">bodové a intervalové odhady podílu a rozdílu podílů</text:p>
          <text:list>
            <text:list-item>
              <text:p text:style-name="P6">spočítat</text:p>
            </text:list-item>
            <text:list-item>
              <text:p text:style-name="P6">vzorečky a vysvětlit je co tam je proč tam je</text:p>
            </text:list-item>
            <text:list-item>
              <text:p text:style-name="P6">najít ve vzorci pro odhad střední hodnoty variabilitu - vychází z binomického rozdělení</text:p>
            </text:list-item>
            <text:list-item>
              <text:p text:style-name="P6">rozdíl mezi bodovým a intervalovým odhadem</text:p>
            </text:list-item>
            <text:list-item>
              <text:p text:style-name="P6">jejich výhody a nevýhody</text:p>
            </text:list-item>
            <text:list-item>
              <text:p text:style-name="P6">kdy se používají</text:p>
            </text:list-item>
          </text:list>
        </text:list-item>
      </text:list>
      <text:p text:style-name="P7">am &lt;- mtcars$am<text:line-break/>table(am) <text:s/><text:line-break/> <text:s/># hodnota 0 znaci automatickou prevodovku<text:line-break/>prop.table(table(am))<text:line-break/> <text:s/># odhad podilu vozu s automatickou prevodovkou<text:line-break/><text:line-break/># rucni vypocet<text:line-break/>p &lt;- pr<text:span text:style-name="T2">000000,</text:span>o<text:span text:style-name="T2">0,0</text:span>p.table(table(am))[1]<text:line-break/>n &lt;- length(am)<text:line-break/>alpha &lt;- 0.05<text:line-break/>q.n &lt;- qnorm(1-alpha/2)<text:line-break/><text:line-break/># dolni mez<text:line-break/>p - q.n*sqrt(p*(1-p)/n)<text:line-break/># horni mez<text:line-break/>p + q.n*sqrt(p*(1-p)/n)<text:line-break/><text:soft-page-break/><text:line-break/># vypocet pomoc funkce z balicku DescTools<text:line-break/>BinomCI(table(am)[1], n, method ="wald")<text:line-break/><text:line-break/>## Vypoctete 90% interval spolehlivosti pto motor ve tvaru V (promenna vs).<text:line-break/># hodnota 0 je pro motor ve tvaru V<text:line-break/><text:line-break/>#################################<text:line-break/>### Interval spolehlivosti pro rozdil podilu<text:line-break/><text:line-break/>## A je rozdil v tomto podilu podle typu motoru?<text:line-break/>vs &lt;- mtcars$vs<text:line-break/>(tab &lt;- table(am, vs))<text:line-break/><text:line-break/># vypocet <text:line-break/>BinomDiffCI(x1 = tab[1,1], n1 = tab[1,1] + tab[1+2], x2 = tab[2,1], n2 = tab[2,1] + tab[2+2], method ="wald")<text:line-break/></text:p>
      <text:p text:style-name="P8">parametr populace</text:p>
      <text:p text:style-name="P8"/>
      <text:list xml:id="list232804517097830" text:continue-numbering="true" text:style-name="WWNum3">
        <text:list-item>
          <text:p text:style-name="P9">testování statistických hypotéz v základních kontextech</text:p>
          <text:list>
            <text:list-item>
              <text:p text:style-name="P10">v základních kontextech = nevíme je to boďovina</text:p>
            </text:list-item>
            <text:list-item>
              <text:p text:style-name="P10">Jak obecně sestavit test a příklad = vyberu proměnnou a budu ověřovat tvrzení co si vymyslím (normalita -&gt; správný test -&gt; interpretace)</text:p>
            </text:list-item>
            <text:list-item>
              <text:p text:style-name="P10">jak fungují hypotézy a proč se dělají</text:p>
            </text:list-item>
            <text:list-item>
              <text:p text:style-name="P10">ideálně dělat test normality, korelační a jednovýběrový</text:p>
            </text:list-item>
            <text:list-item>
              <text:p text:style-name="P10">vysvětlit jejich předpoklady</text:p>
            </text:list-item>
            <text:list-item>
              <text:p text:style-name="P10">vyhodnotit p hodnotu správně</text:p>
            </text:list-item>
            <text:list-item>
              <text:p text:style-name="P10">co je to hladina významnosti ?</text:p>
            </text:list-item>
            <text:list-item>
              <text:p text:style-name="P10">co je to p hodnota ? - boďova definice z prezentace</text:p>
            </text:list-item>
          </text:list>
        </text:list-item>
      </text:list>
      <text:p text:style-name="P11"/>
      <text:h text:style-name="P12" text:outline-level="3"><text:span text:style-name="Strong_20_Emphasis">Co jsou statistické hypotézy a proč se testují?</text:span></text:h>
      <text:p text:style-name="Text_20_body">Statistické hypotézy jsou tvrzení o parametrech populace (např. průměr, rozptyl, korelace), které chceme ověřit na základě dat z výběru. Testování hypotéz umožňuje:</text:p>
      <text:list text:style-name="L1">
        <text:list-item>
          <text:p text:style-name="P13"><text:span text:style-name="Strong_20_Emphasis">Rozhodnout</text:span>, zda data poskytují dostatečné důkazy k podpoře nebo zamítnutí tvrzení.</text:p>
        </text:list-item>
        <text:list-item>
          <text:p text:style-name="P14"><text:span text:style-name="Strong_20_Emphasis">Kvantifikovat</text:span> nejistotu v rozhodování pomocí statistických měr, jako je p-hodnota.</text:p>
        </text:list-item>
      </text:list>
      <text:p text:style-name="Horizontal_20_Line"/>
      <text:h text:style-name="Heading_20_3" text:outline-level="3"><text:span text:style-name="Strong_20_Emphasis">Jak obecně sestavit test hypotézy?</text:span></text:h>
      <text:list text:style-name="L2">
        <text:list-item>
          <text:p text:style-name="P15"><text:span text:style-name="Strong_20_Emphasis">Formulace hypotéz</text:span>:</text:p>
          <text:list>
            <text:list-item>
              <text:p text:style-name="P16"><text:span text:style-name="Strong_20_Emphasis">Nulová hypotéza (H0H_0H0​)</text:span>: Předpoklad, který chceme testovat (např. data mají normální rozdělení, průměr je 50).</text:p>
            </text:list-item>
            <text:list-item>
              <text:p text:style-name="P16"><text:span text:style-name="Strong_20_Emphasis">Alternativní hypotéza (HaH_aHa​)</text:span>: Opačné tvrzení, které platí, pokud H0H_0H0​ zamítneme.</text:p>
            </text:list-item>
          </text:list>
        </text:list-item>
        <text:list-item>
          <text:p text:style-name="P15"><text:span text:style-name="Strong_20_Emphasis">Výběr testu</text:span>:</text:p>
          <text:list>
            <text:list-item>
              <text:p text:style-name="P16"><text:soft-page-break/>Podle povahy dat a hypotézy (např. test normality, korelační test, jednovýběrový test).</text:p>
            </text:list-item>
          </text:list>
        </text:list-item>
        <text:list-item>
          <text:p text:style-name="P15"><text:span text:style-name="Strong_20_Emphasis">Stanovení hladiny významnosti (α\alphaα)</text:span>:</text:p>
          <text:list>
            <text:list-item>
              <text:p text:style-name="P16">Typická hodnota je 0,05 (5 %), což je pravděpodobnost chybného zamítnutí H0H_0H0​.</text:p>
            </text:list-item>
          </text:list>
        </text:list-item>
        <text:list-item>
          <text:p text:style-name="P15"><text:span text:style-name="Strong_20_Emphasis">Spočítání testové statistiky</text:span>:</text:p>
          <text:list>
            <text:list-item>
              <text:p text:style-name="P16">Na základě dat a použitého testu vypočítáme testovou statistiku, která se porovnává s kritickými hodnotami.</text:p>
            </text:list-item>
          </text:list>
        </text:list-item>
        <text:list-item>
          <text:p text:style-name="P15"><text:span text:style-name="Strong_20_Emphasis">Vyhodnocení p-hodnoty</text:span>:</text:p>
          <text:list>
            <text:list-item>
              <text:p text:style-name="P16">Pokud p≤αp \leq \alphap≤α, zamítáme H0H_0H0​ (důkazy proti H0H_0H0​ jsou silné).</text:p>
            </text:list-item>
            <text:list-item>
              <text:p text:style-name="P15">Pokud p&gt;αp &gt; \alphap&gt;α, H0H_0H0​ nezamítáme (důkazy nejsou dostatečné).</text:p>
            </text:list-item>
          </text:list>
        </text:list-item>
      </text:list>
      <text:p text:style-name="Horizontal_20_Line"/>
      <text:h text:style-name="Heading_20_3" text:outline-level="3"><text:span text:style-name="Strong_20_Emphasis">Testy k provedení</text:span></text:h>
      <text:h text:style-name="Heading_20_4" text:outline-level="4"><text:span text:style-name="Strong_20_Emphasis">1. Test normality (Shapiro-Wilk nebo Kolmogorov-Smirnov test)</text:span></text:h>
      <text:list text:style-name="L3">
        <text:list-item>
          <text:p text:style-name="P17"><text:span text:style-name="Strong_20_Emphasis">Předpoklady</text:span>: Data jsou spojitá a mají přibližně normální rozdělení.</text:p>
        </text:list-item>
        <text:list-item>
          <text:p text:style-name="P17"><text:span text:style-name="Strong_20_Emphasis">Hypotézy</text:span>:</text:p>
          <text:list>
            <text:list-item>
              <text:p text:style-name="P17">H0H_0H0​: Data mají normální rozdělení.</text:p>
            </text:list-item>
            <text:list-item>
              <text:p text:style-name="P17">HaH_aHa​: Data nemají normální rozdělení.</text:p>
            </text:list-item>
          </text:list>
        </text:list-item>
        <text:list-item>
          <text:p text:style-name="P18"><text:span text:style-name="Strong_20_Emphasis">Interpretace</text:span>: Pokud p≤αp \leq \alphap≤α, zamítáme H0H_0H0​ – data nejsou normální.</text:p>
        </text:list-item>
      </text:list>
      <text:h text:style-name="Heading_20_4" text:outline-level="4"><text:span text:style-name="Strong_20_Emphasis">2. Korelační test (Pearson nebo Spearman)</text:span></text:h>
      <text:list text:style-name="L4">
        <text:list-item>
          <text:p text:style-name="P19"><text:span text:style-name="Strong_20_Emphasis">Předpoklady</text:span>:</text:p>
          <text:list>
            <text:list-item>
              <text:p text:style-name="P19">Pearson: Normální rozdělení a linearita vztahu.</text:p>
            </text:list-item>
            <text:list-item>
              <text:p text:style-name="P19">Spearman: Žádné specifické předpoklady, vhodné pro ordinalní data.</text:p>
            </text:list-item>
          </text:list>
        </text:list-item>
        <text:list-item>
          <text:p text:style-name="P19"><text:span text:style-name="Strong_20_Emphasis">Hypotézy</text:span>:</text:p>
          <text:list>
            <text:list-item>
              <text:p text:style-name="P19">H0H_0H0​: Mezi proměnnými není žádná korelace (ρ=0\rho = 0ρ=0).</text:p>
            </text:list-item>
            <text:list-item>
              <text:p text:style-name="P20">HaH_aHa​: Mezi proměnnými existuje korelace (ρ≠0\rho \neq 0ρ=0).</text:p>
            </text:list-item>
          </text:list>
        </text:list-item>
      </text:list>
      <text:h text:style-name="Heading_20_4" text:outline-level="4"><text:span text:style-name="Strong_20_Emphasis">3. Jednovýběrový test (t-test)</text:span></text:h>
      <text:list text:style-name="L5">
        <text:list-item>
          <text:p text:style-name="P21"><text:span text:style-name="Strong_20_Emphasis">Předpoklady</text:span>: Normální rozdělení dat.</text:p>
        </text:list-item>
        <text:list-item>
          <text:p text:style-name="P21"><text:span text:style-name="Strong_20_Emphasis">Hypotézy</text:span>:</text:p>
          <text:list>
            <text:list-item>
              <text:p text:style-name="P21">H0H_0H0​: Průměr vzorku je roven určité hodnotě (μ=μ0\mu = \mu_0μ=μ0​).</text:p>
            </text:list-item>
            <text:list-item>
              <text:p text:style-name="P22">HaH_aHa​: Průměr vzorku se liší od dané hodnoty (μ≠μ0\mu \neq \mu_0μ=μ0​)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 je hladina významnosti (α\alphaα)?</text:span></text:h>
      <text:p text:style-name="Text_20_body">Hladina významnosti je pravděpodobnost, že zamítneme nulovou hypotézu, i když je pravdivá (chyba I. druhu). Obvykle je nastavena na 0,05 (5 %).</text:p>
      <text:p text:style-name="Horizontal_20_Line"/>
      <text:h text:style-name="Heading_20_3" text:outline-level="3"><text:soft-page-break/><text:span text:style-name="Strong_20_Emphasis">Co je p-hodnota?</text:span></text:h>
      <text:p text:style-name="Text_20_body">P-hodnota je pravděpodobnost, že získáme testovou statistiku stejně extrémní nebo extrémnější, než je pozorovaná hodnota, za předpokladu, že H0H_0H0​ je pravdivá.</text:p>
      <text:list text:style-name="L6">
        <text:list-item>
          <text:p text:style-name="P23"><text:span text:style-name="Strong_20_Emphasis">Jednoduchá definice</text:span>: Čím je p-hodnota menší, tím silnější je důkaz proti H0H_0H0​.</text:p>
        </text:list-item>
      </text:list>
      <text:p text:style-name="P11"/>
      <text:p text:style-name="P11"/>
      <text:p text:style-name="P11"/>
      <text:p text:style-name="P11"/>
      <text:list text:continue-numbering="true" text:style-name="L6">
        <text:list-item>
          <text:p text:style-name="P24">hodnocení vzájemné souvislosti dvou číselných proměnných (tvar, směr, sila)</text:p>
          <text:list>
            <text:list-item>
              <text:p text:style-name="P25">korelační koeficient - jak vypadá pro sinusoidu nebo pro nelinearni zavislost (ty zvláštní obrazky z bodovo prezentace)</text:p>
            </text:list-item>
            <text:list-item>
              <text:p text:style-name="P25">korelační matice</text:p>
            </text:list-item>
            <text:list-item>
              <text:p text:style-name="P25">korelační tabulka a (kontigenční tabulka - kategorický</text:p>
            </text:list-item>
            <text:list-item>
              <text:p text:style-name="P25">z čeho se to počítá a proč</text:p>
            </text:list-item>
            <text:list-item>
              <text:p text:style-name="P25">co je to kovariance</text:p>
            </text:list-item>
            <text:list-item>
              <text:p text:style-name="P25">možné testy ?</text:p>
            </text:list-item>
            <text:list-item>
              <text:p text:style-name="P25">prakticky využít</text:p>
            </text:list-item>
          </text:list>
        </text:list-item>
      </text:list>
      <text:p text:style-name="P26"/>
      <text:p text:style-name="P26"/>
      <text:p text:style-name="P26">plot(cars$Price ~ cars$Length, pch=19, ylab="Cena vozu", xlab = "Delka vozu")</text:p>
      <text:p text:style-name="P26">cor(zavisla, nezavisla)</text:p>
      <text:p text:style-name="P26">cor.test(x, y, method = "pearson")</text:p>
      <text:p text:style-name="P26">cov(x, y)</text:p>
      <text:p text:style-name="P26"/>
      <text:list xml:id="list232804861311451" text:continue-list="list232804517097830" text:style-name="WWNum3">
        <text:list-item>
          <text:p text:style-name="P27">regresní přímka (rovnice regresní přímky)</text:p>
          <text:list>
            <text:list-item>
              <text:p text:style-name="P28">spočítat</text:p>
            </text:list-item>
            <text:list-item>
              <text:p text:style-name="P28">popsat co jsem spočítal</text:p>
            </text:list-item>
            <text:list-item>
              <text:p text:style-name="P28">odvodit</text:p>
            </text:list-item>
            <text:list-item>
              <text:p text:style-name="P28">metoda nejmenších čtverců</text:p>
            </text:list-item>
            <text:list-item>
              <text:p text:style-name="P28">interpretacee koeficientů</text:p>
            </text:list-item>
            <text:list-item>
              <text:p text:style-name="P28">významnost koeficientů - p hodnota</text:p>
            </text:list-item>
          </text:list>
        </text:list-item>
      </text:list>
      <text:p text:style-name="P29"/>
      <text:p text:style-name="P30">model &lt;- lm(y ~ x)</text:p>
      <text:p text:style-name="P30"><text:s/># Zobrazení výsledků </text:p>
      <text:p text:style-name="P30">summary(model)</text:p>
      <text:p text:style-name="P30"><text:s/># Vykreslení dat a regresní přímky </text:p>
      <text:p text:style-name="P30">plot(x, y, main = "Regresní přímka", xlab = "x", ylab = "y", pch = 16, col = "blue") abline(model, col = "red", lwd = 2) </text:p>
      <text:p text:style-name="P31"/>
      <text:p text:style-name="P31">Intercept β0</text:p>
      <text:list text:style-name="L7">
        <text:list-item>
          <text:p text:style-name="P32">Sklon β1=<text:span text:style-name="T3">x</text:span></text:p>
        </text:list-item>
      </text:list>
      <text:list text:style-name="L8">
        <text:list-item>
          <text:p text:style-name="P33">p-hodnota pro β1&lt;0.05, tedy vztah mezi xxx a yyy je statisticky významný.</text:p>
        </text:list-item>
      </text:list>
      <text:list text:style-name="L9">
        <text:list-item>
          <text:p text:style-name="P34">R2=<text:span text:style-name="T3">r-square multiple</text:span></text:p>
        </text:list-item>
      </text:list>
      <text:p text:style-name="Text_20_body"><text:soft-page-break/></text:p>
      <text:list text:continue-numbering="true" text:style-name="L9">
        <text:list-item>
          <text:p text:style-name="P35">identifikace vhodného podkladového rozdělení dat</text:p>
          <text:list>
            <text:list-item>
              <text:p text:style-name="P36">odhadování rozdělení</text:p>
            </text:list-item>
            <text:list-item>
              <text:p text:style-name="P36">kontrola pomocí grafů</text:p>
            </text:list-item>
            <text:list-item>
              <text:p text:style-name="P36">je to ve cvičení z loňska i letos (lognorm, log, atd.)</text:p>
            </text:list-item>
          </text:list>
        </text:list-item>
      </text:list>
      <text:p text:style-name="Text_20_body">descdist(chol ,discrete=FALSE, boot=1000)<text:line-break/>(fit1 &lt;- fitdist(chol,"norm"))<text:line-break/>(fit2 &lt;- fitdist(chol,"logis"))<text:line-break/>(fit3 &lt;- fitdist(chol,"lnorm"))<text:line-break/>data.frame(distr=c("Norm","Logis","Lognorm"),<text:line-break/> <text:s text:c="10"/>AIC=c(fit1$aic,fit2$aic,fit3$aic),<text:line-break/> <text:s text:c="10"/>BIC=c(fit1$bic,fit2$bic,fit3$bic)<text:line-break/>)</text:p>
      <text:p text:style-name="Text_20_body">PlotQQ(chol)<text:line-break/>PlotQQ(chol, qdist=function(p) qlogis(p,location=coef(fit2)[1],scale=coef(fit2)[2]))<text:line-break/>PlotQQ(chol, qdist=function(p) qlnorm(p,meanlog=coef(fit3)[1],sdlog=coef(fit3)[2]))</text:p>
      <text:p text:style-name="Text_20_body"/>
      <text:list text:continue-list="list232804861311451" text:style-name="WWNum3">
        <text:list-item>
          <text:p text:style-name="P37">hodnocení normality a tvaru rozdělení</text:p>
          <text:list>
            <text:list-item>
              <text:p text:style-name="P38">testy</text:p>
            </text:list-item>
            <text:list-item>
              <text:p text:style-name="P38">qq plot, histogram</text:p>
            </text:list-item>
            <text:list-item>
              <text:p text:style-name="P38">špičatost šikmost</text:p>
            </text:list-item>
            <text:list-item>
              <text:p text:style-name="P38">jak má vypadat normální rozdělení</text:p>
            </text:list-item>
            <text:list-item>
              <text:p text:style-name="P38">normování - převod na symetrii, aby se rozdělení blížili gaussovému</text:p>
            </text:list-item>
            <text:list-item>
              <text:p text:style-name="P38">když mám hodně hodnot blížím se k normálnímu rozdělení průměrem</text:p>
            </text:list-item>
            <text:list-item>
              <text:p text:style-name="P38">základní teorie o normálním rozdělení</text:p>
            </text:list-item>
          </text:list>
        </text:list-item>
      </text:list>
      <text:p text:style-name="P39"/>
      <text:p text:style-name="P39"/>
      <text:p text:style-name="P40">shapiro.test(data) </text:p>
      <text:p text:style-name="P40">hist(vaha ,main="Histogram",xlab="Vaha v kg",ylab="Hustota",<text:line-break/> col="skyblue",border="darkblue",freq=F)<text:line-break/> # je treba vykreslit histogram prepocteny na hustotu<text:line-break/> lines(x←seq(50,140,by=0.2),dnorm(x,mean(vaha),sd(vaha)),col=2)</text:p>
      <text:p text:style-name="P40">PlotQQ(vaha, pch=19)</text:p>
      <text:p text:style-name="P41">kurt a skew blízko 0</text:p>
      <text:p text:style-name="P41"><text:span text:style-name="Strong_20_Emphasis"><text:span text:style-name="T4">Logaritmická transformace</text:span></text:span> (<text:span text:style-name="Source_20_Text">log</text:span>) </text:p>
      <text:p text:style-name="P41"/>
      <text:p text:style-name="P41"/>
      <text:list text:continue-numbering="true" text:style-name="WWNum3">
        <text:list-item>
          <text:p text:style-name="P42">dentifikace odlehlých hodnot</text:p>
          <text:list>
            <text:list-item>
              <text:p text:style-name="P43">boxplot, histogram</text:p>
            </text:list-item>
            <text:list-item>
              <text:p text:style-name="P43">zešikmené rozdělení - v něm najít (musím transformovat jak to vypadá, musí to jít do symetrie abych mohl hledat outliery)</text:p>
            </text:list-item>
            <text:list-item>
              <text:p text:style-name="P43">rezistence/robustnost</text:p>
            </text:list-item>
            <text:list-item>
              <text:p text:style-name="P43">co je to odlehlé pozorování</text:p>
            </text:list-item>
          </text:list>
        </text:list-item>
      </text:list>
      <text:p text:style-name="P44"/>
      <text:p text:style-name="P41"><text:soft-page-break/>odlehlé hodnoty hledáme když: symetrický jednovrcholový graf</text:p>
      <text:p text:style-name="P41">IQR<text:tab/>-od bližšího kvartilu dále než 1,5.IQR=1,5.(Q3-Q1)</text:p>
      <text:p text:style-name="P41"><text:tab/>-od bližšího kvartilu dále než 3.IQR=3.(Q3-Q1)</text:p>
      <text:p text:style-name="P41"><text:tab/>-záleží na posouzení zda je to anomálie</text:p>
      <text:p text:style-name="P41">sd(x)<text:tab/>-průměr+-3.sd(x)</text:p>
      <text:p text:style-name="P41"><text:tab/>-průměr+-4.sd(x)</text:p>
      <text:p text:style-name="P41">u nesymetrických použijeme symetrizující transformace:</text:p>
      <text:p text:style-name="P41">1)Y=ln(x)…….pouze pro kladné hodnoty</text:p>
      <text:p text:style-name="P41">2)sqrt((x-min)/(max-min))</text:p>
      <text:p text:style-name="P41"/>
      <text:p text:style-name="P41">(DM &lt;- quantile(vyska,0.25) - 1.5*IQR(vyska))<text:line-break/>vyska[vyska&lt;DM]<text:line-break/> # dolni adepti na odlehle pozorovani<text:line-break/>(HM&lt;-quantile(vyska,0.75) + 1.5*IQR(vyska))<text:line-break/>vyska[vyska&gt;HM]<text:line-break/> # horni adepti na odlehle pozorovani<text:line-break/><text:line-break/># 3 nasobek mezikvartiloveho rozpeti - odlehla pozorovani<text:line-break/>(DM&lt;-quantile(vyska,0.25) - 3*IQR(vyska))<text:line-break/>vyska[vyska&lt;DM]<text:line-break/> # dolni odlehla pozorovani<text:line-break/>(HM&lt;-quantile(vyska,0.75) + 3*IQR(vyska))<text:line-break/>vyska[vyska&gt;HM]<text:line-break/> # horni odlehla pozorovani<text:line-break/><text:line-break/># 3 nasobek smerodatne odchylky - adepti na odlehle pozorovani<text:line-break/>(DM&lt;-mean(vyska) - 3*sd(vyska))<text:line-break/>vyska[vyska&lt;DM]<text:line-break/> # dolni adepti na odlehle pozorovani<text:line-break/>(HM&lt;-mean(vyska) + 3*sd(vyska))<text:line-break/>vyska[vyska&gt;HM]<text:line-break/> # horni adepti na odlehle pozorovani<text:line-break/><text:line-break/># 4 nasobek smerodatne odchylky - odlehle pozorovani<text:line-break/>(DM&lt;-mean(vyska) - 4*sd(vyska))<text:line-break/>vyska[vyska&lt;DM]<text:line-break/> # dolni odlehla pozorovani<text:line-break/>(HM&lt;-mean(vyska) + 4*sd(vyska))<text:line-break/>vyska[vyska&gt;HM]</text:p>
      <text:p text:style-name="P45">robustnost – odolnost vůči odlehlým metodám (mediá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04:15.032000000</meta:creation-date>
    <dc:date>2025-01-15T23:28:03.520000000</dc:date>
    <meta:editing-duration>PT14M59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6" meta:paragraph-count="134" meta:word-count="1100" meta:character-count="8293" meta:non-whitespace-character-count="6775"/>
  </office:meta>
</office:document-meta>
</file>